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1">
            <text:p>AAR-5141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00.0">
            <text:p>9300.0</text:p>
          </table:table-cell>
          <table:table-cell office:value-type="float" office:value="70.0">
            <text:p>7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3">
            <text:p>K-6543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900.0">
            <text:p>690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42">
            <text:p>K-94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730.0">
            <text:p>973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8">
            <text:p>-2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6">
            <text:p>K-5616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7300.0">
            <text:p>73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7">
            <text:p>K-5617</text:p>
          </table:table-cell>
          <table:table-cell office:value-type="float" office:value="55.33">
            <text:p>55.33</text:p>
          </table:table-cell>
          <table:table-cell office:value-type="float" office:value="10.98">
            <text:p>10.98</text:p>
          </table:table-cell>
          <table:table-cell office:value-type="float" office:value="7330.0">
            <text:p>733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753">
            <text:p>K-5753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9150.0">
            <text:p>915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4">
            <text:p>K-5914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8970.0">
            <text:p>897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5">
            <text:p>K-5915</text:p>
          </table:table-cell>
          <table:table-cell office:value-type="float" office:value="55.4">
            <text:p>55.4</text:p>
          </table:table-cell>
          <table:table-cell office:value-type="float" office:value="11.17">
            <text:p>11.17</text:p>
          </table:table-cell>
          <table:table-cell office:value-type="float" office:value="7410.0">
            <text:p>741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6">
            <text:p>K-5916</text:p>
          </table:table-cell>
          <table:table-cell office:value-type="float" office:value="55.4">
            <text:p>55.4</text:p>
          </table:table-cell>
          <table:table-cell office:value-type="float" office:value="11.18">
            <text:p>11.18</text:p>
          </table:table-cell>
          <table:table-cell office:value-type="float" office:value="7490.0">
            <text:p>749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2">
            <text:p>K-592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90.0">
            <text:p>859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3">
            <text:p>K-593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10.0">
            <text:p>851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029">
            <text:p>K-6029</text:p>
          </table:table-cell>
          <table:table-cell office:value-type="float" office:value="55.41">
            <text:p>55.41</text:p>
          </table:table-cell>
          <table:table-cell office:value-type="float" office:value="11.07">
            <text:p>11.07</text:p>
          </table:table-cell>
          <table:table-cell office:value-type="float" office:value="7830.0">
            <text:p>7830.0</text:p>
          </table:table-cell>
          <table:table-cell office:value-type="float" office:value="120.0">
            <text:p>12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4">
            <text:p>K-6374</text:p>
          </table:table-cell>
          <table:table-cell office:value-type="float" office:value="55.47">
            <text:p>55.47</text:p>
          </table:table-cell>
          <table:table-cell office:value-type="float" office:value="10.75">
            <text:p>10.75</text:p>
          </table:table-cell>
          <table:table-cell office:value-type="float" office:value="7630.0">
            <text:p>7630.0</text:p>
          </table:table-cell>
          <table:table-cell office:value-type="float" office:value="75.0">
            <text:p>7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9">
            <text:p>K-6379</text:p>
          </table:table-cell>
          <table:table-cell office:value-type="float" office:value="55.41">
            <text:p>55.41</text:p>
          </table:table-cell>
          <table:table-cell office:value-type="float" office:value="11.09">
            <text:p>11.09</text:p>
          </table:table-cell>
          <table:table-cell office:value-type="float" office:value="7410.0">
            <text:p>7410.0</text:p>
          </table:table-cell>
          <table:table-cell office:value-type="float" office:value="80.0">
            <text:p>8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80">
            <text:p>K-6380</text:p>
          </table:table-cell>
          <table:table-cell office:value-type="float" office:value="55.44">
            <text:p>55.44</text:p>
          </table:table-cell>
          <table:table-cell office:value-type="float" office:value="11.16">
            <text:p>11.16</text:p>
          </table:table-cell>
          <table:table-cell office:value-type="float" office:value="7650.0">
            <text:p>7650.0</text:p>
          </table:table-cell>
          <table:table-cell office:value-type="float" office:value="90.0">
            <text:p>9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34">
            <text:p>K-6534</text:p>
          </table:table-cell>
          <table:table-cell office:value-type="float" office:value="55.19">
            <text:p>55.19</text:p>
          </table:table-cell>
          <table:table-cell office:value-type="float" office:value="11.28">
            <text:p>11.28</text:p>
          </table:table-cell>
          <table:table-cell office:value-type="float" office:value="6310.0">
            <text:p>6310.0</text:p>
          </table:table-cell>
          <table:table-cell office:value-type="float" office:value="80.0">
            <text:p>8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4">
            <text:p>K-6544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10.0">
            <text:p>681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9">
            <text:p>K-654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30.0">
            <text:p>683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2">
            <text:p>K-92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060.0">
            <text:p>90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6">
            <text:p>K-926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300.0">
            <text:p>93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6">
            <text:p>AAR-3316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5.0">
            <text:p>65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7">
            <text:p>AAR-3317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8">
            <text:p>AAR-3318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300.0">
            <text:p>5300.0</text:p>
          </table:table-cell>
          <table:table-cell office:value-type="float" office:value="65.0">
            <text:p>65.0</text:p>
          </table:table-cell>
          <table:table-cell office:value-type="string" office:value="Bone of dog">
            <text:p>Bone of d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8783">
            <text:p>AAR-8783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495.0">
            <text:p>64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2382">
            <text:p>K-2382</text:p>
          </table:table-cell>
          <table:table-cell office:value-type="float" office:value="55.39">
            <text:p>55.39</text:p>
          </table:table-cell>
          <table:table-cell office:value-type="float" office:value="11.25">
            <text:p>11.25</text:p>
          </table:table-cell>
          <table:table-cell office:value-type="float" office:value="7190.0">
            <text:p>7190.0</text:p>
          </table:table-cell>
          <table:table-cell office:value-type="float" office:value="100.0">
            <text:p>10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78,RosentauEtal2021">
            <text:p>Petersen1978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3">
            <text:p>Ua-2413</text:p>
          </table:table-cell>
          <table:table-cell office:value-type="float" office:value="55.35">
            <text:p>55.35</text:p>
          </table:table-cell>
          <table:table-cell office:value-type="float" office:value="11.01">
            <text:p>11.01</text:p>
          </table:table-cell>
          <table:table-cell office:value-type="float" office:value="7300.0">
            <text:p>730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98">
            <text:p>K-5598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20.0">
            <text:p>6520.0</text:p>
          </table:table-cell>
          <table:table-cell office:value-type="float" office:value="85.0">
            <text:p>8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">
            <text:p>-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1">
            <text:p>Ua-2411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10090.0">
            <text:p>100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07">
            <text:p>Ua-2407</text:p>
          </table:table-cell>
          <table:table-cell office:value-type="float" office:value="55.66">
            <text:p>55.66</text:p>
          </table:table-cell>
          <table:table-cell office:value-type="float" office:value="10.74">
            <text:p>10.74</text:p>
          </table:table-cell>
          <table:table-cell office:value-type="float" office:value="9610.0">
            <text:p>961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2">
            <text:p>-3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7">
            <text:p>Ua-2287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50.0">
            <text:p>745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6">
            <text:p>Ua-2286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60.0">
            <text:p>7460.0</text:p>
          </table:table-cell>
          <table:table-cell office:value-type="float" office:value="70.0">
            <text:p>70.0</text:p>
          </table:table-cell>
          <table:table-cell office:value-type="string" office:value="Corylus avellana">
            <text:p>Corylus avella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14">
            <text:p>Ki-736.14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40.0">
            <text:p>8340.0</text:p>
          </table:table-cell>
          <table:table-cell office:value-type="float" office:value="200.0">
            <text:p>20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08">
            <text:p>Ki-736.08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70.0">
            <text:p>8370.0</text:p>
          </table:table-cell>
          <table:table-cell office:value-type="float" office:value="220.0">
            <text:p>22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4">
            <text:p>-27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1830">
            <text:p>AAR-1830</text:p>
          </table:table-cell>
          <table:table-cell office:value-type="float" office:value="55.39">
            <text:p>55.39</text:p>
          </table:table-cell>
          <table:table-cell office:value-type="float" office:value="11.2">
            <text:p>11.2</text:p>
          </table:table-cell>
          <table:table-cell office:value-type="float" office:value="7245.0">
            <text:p>7245.0</text:p>
          </table:table-cell>
          <table:table-cell office:value-type="float" office:value="65.0">
            <text:p>6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0">
            <text:p>Ua-2410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9300.0">
            <text:p>9300.0</text:p>
          </table:table-cell>
          <table:table-cell office:value-type="float" office:value="130.0">
            <text:p>130.0</text:p>
          </table:table-cell>
          <table:table-cell office:value-type="string" office:value="Corylus avellana nuts">
            <text:p>Corylus avellana n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9">
            <text:p>K-5589</text:p>
          </table:table-cell>
          <table:table-cell office:value-type="float" office:value="55.32">
            <text:p>55.32</text:p>
          </table:table-cell>
          <table:table-cell office:value-type="float" office:value="10.94">
            <text:p>10.94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5">
            <text:p>K-6545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60.0">
            <text:p>68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012">
            <text:p>K-5012</text:p>
          </table:table-cell>
          <table:table-cell office:value-type="float" office:value="55.46">
            <text:p>55.46</text:p>
          </table:table-cell>
          <table:table-cell office:value-type="float" office:value="11.17">
            <text:p>11.17</text:p>
          </table:table-cell>
          <table:table-cell office:value-type="float" office:value="8070.0">
            <text:p>807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">
            <text:p>-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-2">
            <text:p>AAR-5136-2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60.0">
            <text:p>9160.0</text:p>
          </table:table-cell>
          <table:table-cell office:value-type="float" office:value="110.0">
            <text:p>11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1">
            <text:p>K-3571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9">
            <text:p>-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7">
            <text:p>AAR-5137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10230.0">
            <text:p>10230.0</text:p>
          </table:table-cell>
          <table:table-cell office:value-type="float" office:value="100.0">
            <text:p>10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6">
            <text:p>-35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0">
            <text:p>AAR-5140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50.0">
            <text:p>9250.0</text:p>
          </table:table-cell>
          <table:table-cell office:value-type="float" office:value="80.0">
            <text:p>8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9">
            <text:p>-3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20">
            <text:p>AAR-6720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290.0">
            <text:p>929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5">
            <text:p>-27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782">
            <text:p>AAR-3782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140.0">
            <text:p>6140.0</text:p>
          </table:table-cell>
          <table:table-cell office:value-type="float" office:value="60.0">
            <text:p>60.0</text:p>
          </table:table-cell>
          <table:table-cell office:value-type="string" office:value="Quercus wood">
            <text:p>Querc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9">
            <text:p>AAR-6719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560.0">
            <text:p>956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9">
            <text:p>-27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8">
            <text:p>AAR-6718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8770.0">
            <text:p>8770.0</text:p>
          </table:table-cell>
          <table:table-cell office:value-type="float" office:value="75.0">
            <text:p>7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1">
            <text:p>-27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4">
            <text:p>AAR-5134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8780.0">
            <text:p>8780.0</text:p>
          </table:table-cell>
          <table:table-cell office:value-type="float" office:value="65.0">
            <text:p>6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3">
            <text:p>K-3573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2">
            <text:p>K-3572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160.0">
            <text:p>716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09">
            <text:p>K-530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">
            <text:p>AAR-5136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0">
            <text:p>K-5310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450.0">
            <text:p>545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7">
            <text:p>AAR-6717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7730.0">
            <text:p>773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2">
            <text:p>K-5312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840.0">
            <text:p>584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8">
            <text:p>K-5588</text:p>
          </table:table-cell>
          <table:table-cell office:value-type="float" office:value="55.34">
            <text:p>55.34</text:p>
          </table:table-cell>
          <table:table-cell office:value-type="float" office:value="11.0">
            <text:p>11.0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6">
            <text:p>-1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3">
            <text:p>AAR-5133</text:p>
          </table:table-cell>
          <table:table-cell office:value-type="float" office:value="55.69">
            <text:p>55.69</text:p>
          </table:table-cell>
          <table:table-cell office:value-type="float" office:value="10.76">
            <text:p>10.76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Tritia reticulata shell">
            <text:p>Tritia reticul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6">
            <text:p>AAR-6716</text:p>
          </table:table-cell>
          <table:table-cell office:value-type="float" office:value="55.19">
            <text:p>55.19</text:p>
          </table:table-cell>
          <table:table-cell office:value-type="float" office:value="11.02">
            <text:p>11.02</text:p>
          </table:table-cell>
          <table:table-cell office:value-type="float" office:value="8970.0">
            <text:p>8970.0</text:p>
          </table:table-cell>
          <table:table-cell office:value-type="float" office:value="75.0">
            <text:p>75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WG-2575">
            <text:p>WG-2575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Lamp residue">
            <text:p>Lamp residu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499">
            <text:p>K-3499</text:p>
          </table:table-cell>
          <table:table-cell office:value-type="float" office:value="55.21">
            <text:p>55.21</text:p>
          </table:table-cell>
          <table:table-cell office:value-type="float" office:value="11.08">
            <text:p>11.08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5">
            <text:p>AAR-6715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1150.0">
            <text:p>11150.0</text:p>
          </table:table-cell>
          <table:table-cell office:value-type="float" office:value="75.0">
            <text:p>75.0</text:p>
          </table:table-cell>
          <table:table-cell office:value-type="string" office:value="Carex rostrata fruits">
            <text:p>Carex rostrata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8">
            <text:p>AAR-5138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90.0">
            <text:p>9290.0</text:p>
          </table:table-cell>
          <table:table-cell office:value-type="float" office:value="70.0">
            <text:p>70.0</text:p>
          </table:table-cell>
          <table:table-cell office:value-type="string" office:value="Pinus sylvestris  Betula Albae remains">
            <text:p>Pinus sylvestris 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4">
            <text:p>AAR-6714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0190.0">
            <text:p>10190.0</text:p>
          </table:table-cell>
          <table:table-cell office:value-type="float" office:value="80.0">
            <text:p>8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4">
            <text:p>-3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9">
            <text:p>AAR-5139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40.0">
            <text:p>9340.0</text:p>
          </table:table-cell>
          <table:table-cell office:value-type="float" office:value="65.0">
            <text:p>6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1">
            <text:p>K-5311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5">
            <text:p>AAR-5135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10.0">
            <text:p>9110.0</text:p>
          </table:table-cell>
          <table:table-cell office:value-type="float" office:value="90.0">
            <text:p>90.0</text:p>
          </table:table-cell>
          <table:table-cell office:value-type="string" office:value="Woody plant">
            <text:p>Woody 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2">
            <text:p>-3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